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5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2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62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K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Outside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table:content-validation-name="val14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:.$A$8])" office:value-type="string" office:string-value="2,3,4" calcext:value-type="string">
            <text:p>2,3,4</text:p>
          </table:table-cell>
          <table:table-cell table:style-name="ce20" office:value-type="string" calcext:value-type="string">
            <text:p>8,6,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])" office:value-type="string" office:string-value="3,10" calcext:value-type="string">
            <text:p>3,10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:.$A$15])" office:value-type="string" office:string-value="3,10,11" calcext:value-type="string">
            <text:p>3,10,11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;[.$A$14:.$A$16])" office:value-type="string" office:string-value="3,10,11,12" calcext:value-type="string">
            <text:p>3,10,11,1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])" office:value-type="string" office:string-value="1,14" calcext:value-type="string">
            <text:p>1,14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19])" office:value-type="string" office:string-value="1,14,15" calcext:value-type="string">
            <text:p>1,14,15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0])" office:value-type="string" office:string-value="1,14,15,16" calcext:value-type="string">
            <text:p>1,14,15,16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1])" office:value-type="string" office:string-value="1,14,15,16,17" calcext:value-type="string">
            <text:p>1,14,15,16,17</text:p>
          </table:table-cell>
          <table:table-cell table:style-name="ce20" office:value-type="string" calcext:value-type="string">
            <text:p>4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2])" office:value-type="string" office:string-value="1,14,15,16,17,18" calcext:value-type="string">
            <text:p>1,14,15,16,17,18</text:p>
          </table:table-cell>
          <table:table-cell table:style-name="ce25" office:value-type="string" calcext:value-type="string">
            <text:p>4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3])" office:value-type="string" office:string-value="1,14,15,16,17,18,19" calcext:value-type="string">
            <text:p>1,14,15,16,17,18,19</text:p>
          </table:table-cell>
          <table:table-cell table:style-name="ce20" office:value-type="string" calcext:value-type="string">
            <text:p>4,2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 table:number-columns-repeated="3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25:.$A$25])" office:value-type="string" office:string-value="21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4,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)" office:value-type="string" office:string-value="2,3" calcext:value-type="string">
            <text:p>2,3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])" office:value-type="string" office:string-value="2,3,24" calcext:value-type="string">
            <text:p>2,3,24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:.$A$29])" office:value-type="string" office:string-value="2,3,24,25" calcext:value-type="string">
            <text:p>2,3,24,25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:.$A$30])" office:value-type="string" office:string-value="2,3,24,25,26" calcext:value-type="string">
            <text:p>2,3,24,25,26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4])" office:value-type="string" office:string-value="1,30" calcext:value-type="string">
            <text:p>1,30</text:p>
          </table:table-cell>
          <table:table-cell table:style-name="ce4" office:value-type="string" calcext:value-type="string">
            <text:p>12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5" table:formula="of:=COM.MICROSOFT.TEXTJOIN(&quot;,&quot;;1;[.$A$5];[.$A$34:.$A$35])" office:value-type="string" office:string-value="1,30,31" calcext:value-type="string">
            <text:p>1,30,31</text:p>
          </table:table-cell>
          <table:table-cell table:style-name="ce4" office:value-type="string" calcext:value-type="string">
            <text:p>11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4:.$A$36])" office:value-type="string" office:string-value="1,30,31,32" calcext:value-type="string">
            <text:p>1,30,31,32</text:p>
          </table:table-cell>
          <table:table-cell table:style-name="ce4" office:value-type="string" calcext:value-type="string">
            <text:p>20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4:.$A$37])" office:value-type="string" office:string-value="1,30,31,32,33" calcext:value-type="string">
            <text:p>1,30,31,32,33</text:p>
          </table:table-cell>
          <table:table-cell table:style-name="ce4" office:value-type="string" calcext:value-type="string">
            <text:p>23,8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34:.$A$38])" office:value-type="string" office:string-value="1,30,31,32,33,34" calcext:value-type="string">
            <text:p>1,30,31,32,33,34</text:p>
          </table:table-cell>
          <table:table-cell table:style-name="ce4" office:value-type="string" calcext:value-type="string">
            <text:p>10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4:.$A$38];[.$A$40])" office:value-type="string" office:string-value="1,30,31,32,33,34,36" calcext:value-type="string">
            <text:p>1,30,31,32,33,34,36</text:p>
          </table:table-cell>
          <table:table-cell table:style-name="ce4" office:value-type="string" calcext:value-type="string">
            <text:p>12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34:.$A$38];[.$A$40:.$A$41])" office:value-type="string" office:string-value="1,30,31,32,33,34,36,37" calcext:value-type="string">
            <text:p>1,30,31,32,33,34,36,37</text:p>
          </table:table-cell>
          <table:table-cell table:style-name="ce4" office:value-type="string" calcext:value-type="string">
            <text:p>21,4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;[.$A$43])" office:value-type="string" office:string-value="1,39" calcext:value-type="string">
            <text:p>1,39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HEAVY_SWORDSMAN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2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09:02:38.0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5T09:22:32.828000000</dc:date>
    <meta:editing-duration>P27DT3H35M39S</meta:editing-duration>
    <meta:editing-cycles>1130</meta:editing-cycles>
    <meta:generator>LibreOffice/7.1.3.2$Windows_X86_64 LibreOffice_project/47f78053abe362b9384784d31a6e56f8511eb1c1</meta:generator>
    <meta:document-statistic meta:table-count="1" meta:cell-count="612" meta:object-count="0"/>
  </office:meta>
</office:document-meta>
</file>